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6.211cm" style:rel-column-width="3521*"/>
    </style:style>
    <style:style style:name="Tableau1.C" style:family="table-column">
      <style:table-column-properties style:column-width="1.864cm" style:rel-column-width="1057*"/>
    </style:style>
    <style:style style:name="Tableau1.D" style:family="table-column">
      <style:table-column-properties style:column-width="1.787cm" style:rel-column-width="1013*"/>
    </style:style>
    <style:style style:name="Tableau1.E" style:family="table-column">
      <style:table-column-properties style:column-width="2.454cm" style:rel-column-width="1391*"/>
    </style:style>
    <style:style style:name="Tableau1.F" style:family="table-column">
      <style:table-column-properties style:column-width="1.61cm" style:rel-column-width="913*"/>
    </style:style>
    <style:style style:name="Tableau1.G" style:family="table-column">
      <style:table-column-properties style:column-width="2.357cm" style:rel-column-width="1336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="none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normal" officeooo:rsid="00239fde" officeooo:paragraph-rsid="002b4f4a" style:font-name-asian="WenQuanYi Micro Hei1" style:font-size-asian="10pt" style:font-weight-asian="normal" style:font-name-complex="Lohit Hindi2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officeooo:paragraph-rsid="002b4f4a" style:font-name-asian="WenQuanYi Micro Hei1" style:font-size-asian="10pt" style:font-weight-asian="bold" style:font-name-complex="Lohit Hindi2" style:font-size-complex="10pt" style:font-weight-complex="bold"/>
    </style:style>
    <style:style style:name="P3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4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221df8" style:font-name-asian="WenQuanYi Micro Hei1" style:font-size-asian="10pt" style:font-name-complex="Lohit Hindi2" style:font-size-complex="10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8" style:family="paragraph" style:parent-style-name="Table_20_Contents">
      <style:text-properties fo:color="#000000" style:font-name="Liberation Sans" fo:font-size="10pt" officeooo:paragraph-rsid="002d485a" style:font-name-asian="WenQuanYi Micro Hei1" style:font-size-asian="10pt" style:font-name-complex="Lohit Hindi2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25918d" officeooo:paragraph-rsid="0025918d" style:font-name-asian="WenQuanYi Micro Hei1" style:font-size-asian="10pt" style:font-name-complex="Lohit Hindi2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19ceaa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ans1" fo:font-size="6pt" fo:font-weight="normal" officeooo:paragraph-rsid="0019ceaa" style:font-name-asian="WenQuanYi Micro Hei1" style:font-size-asian="5.25pt" style:font-weight-asian="normal" style:font-name-complex="Lohit Hindi2" style:font-size-complex="6pt" style:font-weight-complex="normal"/>
    </style:style>
    <style:style style:name="P14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15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6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officeooo:paragraph-rsid="00291c34" style:font-name-asian="WenQuanYi Micro Hei1" style:font-size-asian="10pt" style:font-weight-asian="normal" style:font-name-complex="Lohit Hindi2" style:font-size-complex="10pt" style:font-weight-complex="normal"/>
    </style:style>
    <style:style style:name="P21" style:family="paragraph" style:parent-style-name="Preformatted_20_Text">
      <style:text-properties style:font-name="Liberation Sans" fo:font-size="10pt" style:font-size-asian="8.75pt" style:font-size-complex="10pt"/>
    </style:style>
    <style:style style:name="P22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23" style:family="paragraph" style:parent-style-name="Preformatted_20_Text">
      <style:paragraph-properties fo:padding="0.049cm" fo:border="0.06pt solid #000000" style:shadow="none"/>
      <style:text-properties style:font-name="Liberation Sans" fo:font-size="10pt" style:font-size-asian="10pt" style:font-size-complex="10pt"/>
    </style:style>
    <style:style style:name="P24" style:family="paragraph" style:parent-style-name="Standard">
      <style:text-properties style:font-name="Liberation Sans"/>
    </style:style>
    <style:style style:name="P25" style:family="paragraph" style:parent-style-name="Standard">
      <style:text-properties style:font-name="Liberation Sans" fo:font-size="10pt" style:font-size-asian="10pt" style:font-size-complex="10pt"/>
    </style:style>
    <style:style style:name="P26" style:family="paragraph" style:parent-style-name="Standard">
      <style:text-properties style:font-name="Liberation Sans" fo:font-size="10pt" officeooo:paragraph-rsid="0034ae63" style:font-size-asian="10pt" style:font-size-complex="10pt"/>
    </style:style>
    <style:style style:name="P27" style:family="paragraph" style:parent-style-name="Standard">
      <style:text-properties style:font-name="Liberation Sans" fo:font-size="5pt" fo:font-weight="bold" style:font-size-asian="4.34999990463257pt" style:font-weight-asian="bold" style:font-size-complex="5pt" style:font-weight-complex="bold"/>
    </style:style>
    <style:style style:name="P28" style:family="paragraph" style:parent-style-name="Standard">
      <style:text-properties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fo:color="#000000" style:font-name="Liberation Sans" fo:font-size="8pt" officeooo:paragraph-rsid="00221df8" style:font-size-asian="8pt" style:font-size-complex="8pt"/>
    </style:style>
    <style:style style:name="P3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31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32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T1" style:family="text">
      <style:text-properties officeooo:rsid="00239fde"/>
    </style:style>
    <style:style style:name="T2" style:family="text">
      <style:text-properties officeooo:rsid="0029bc8d"/>
    </style:style>
    <style:style style:name="T3" style:family="text">
      <style:text-properties officeooo:rsid="0029b10a"/>
    </style:style>
    <style:style style:name="T4" style:family="text">
      <style:text-properties fo:font-size="7pt" style:font-size-complex="7pt"/>
    </style:style>
    <style:style style:name="T5" style:family="text">
      <style:text-properties fo:font-size="7pt" officeooo:rsid="0038b4a7" style:font-size-complex="7pt"/>
    </style:style>
    <style:style style:name="T6" style:family="text">
      <style:text-properties officeooo:rsid="00394de7"/>
    </style:style>
    <style:style style:name="T7" style:family="text">
      <style:text-properties officeooo:rsid="00353318"/>
    </style:style>
    <style:style style:name="T8" style:family="text">
      <style:text-properties fo:font-weight="normal" style:font-name-asian="WenQuanYi Micro Hei1" style:font-weight-asian="normal" style:font-name-complex="Lohit Hindi2" style:font-weight-complex="normal"/>
    </style:style>
    <style:style style:name="T9" style:family="text">
      <style:text-properties officeooo:rsid="0038b4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7">[langs.trans(BillFrom);onformat=decode] :</text:p>
          </table:table-cell>
          <table:table-cell table:style-name="Tableau3.B1" office:value-type="string">
            <text:p text:style-name="P14"/>
          </table:table-cell>
          <table:table-cell table:style-name="Tableau3.C1" office:value-type="string">
            <text:p text:style-name="P15">[langs.trans(BillTo);onformat=decode] :</text:p>
          </table:table-cell>
        </table:table-row>
        <table:table-row>
          <table:table-cell table:style-name="Tableau3.A2" office:value-type="string">
            <text:p text:style-name="P18">[mysoc.nom]</text:p>
            <text:p text:style-name="P19">[mysoc.address]</text:p>
            <text:p text:style-name="P19">[mysoc.zip] [mysoc.town]</text:p>
            <text:p text:style-name="P19">[mysoc.country]</text:p>
            <text:p text:style-name="P19"/>
            <text:p text:style-name="P19">[langs.trans(PhoneNumber);onformat=decode] : [mysoc.phone]</text:p>
            <text:p text:style-name="P19">[langs.trans(Fax);onformat=decode] : [mysoc.fax]</text:p>
            <text:p text:style-name="P19">[langs.trans(Email);onformat=decode] : [mysoc.email]</text:p>
            <text:p text:style-name="P19">[langs.trans(Web);onformat=decode] : [mysoc.url]</text:p>
          </table:table-cell>
          <table:table-cell table:style-name="Tableau3.B2" office:value-type="string">
            <text:p text:style-name="P16"/>
          </table:table-cell>
          <table:table-cell table:style-name="Tableau3.C2" office:value-type="string">
            <text:p text:style-name="P3">[societe.name]</text:p>
            <text:p text:style-name="P4">[contact.CUSTOMER.civility;noerr] [contact.CUSTOMER.firstname;noerr] [contact.CUSTOMER.lastname;magnet=text:p;noerr]</text:p>
            <text:p text:style-name="P4">[societe.address]</text:p>
            <text:p text:style-name="P4">[societe.zip] [societe.town]</text:p>
            <text:p text:style-name="P19">[societe.country]</text:p>
            <text:p text:style-name="P20"><text:line-break/><text:span text:style-name="T6">[langs.trans(VATIntraShort);onformat=decode] : [societe.tva_intra;magnet=text:p]</text:span></text:p>
          </table:table-cell>
        </table:table-row>
      </table:table>
      <text:p text:style-name="P21"/>
      <text:p text:style-name="P23">[doc.note_public;magnet=text:p]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5">[langs.trans(Reference);onformat=decode]</text:p>
          </table:table-cell>
          <table:table-cell table:style-name="Tableau1.A1" office:value-type="string">
            <text:p text:style-name="P5">[langs.trans(Designation);onformat=decode]</text:p>
          </table:table-cell>
          <table:table-cell table:style-name="Tableau1.A1" office:value-type="string">
            <text:p text:style-name="P5">[langs.trans(VAT);onformat=decode]</text:p>
          </table:table-cell>
          <table:table-cell table:style-name="Tableau1.A1" office:value-type="string">
            <text:p text:style-name="P5">[langs.trans(Qty);onformat=decode]</text:p>
          </table:table-cell>
          <table:table-cell table:style-name="Tableau1.A1" office:value-type="string">
            <text:p text:style-name="P5">[langs.trans(UnitPriceHT);onformat=decode]</text:p>
          </table:table-cell>
          <table:table-cell table:style-name="Tableau1.A1" office:value-type="string">
            <text:p text:style-name="P6">[langs.trans(Discount);onformat=decode]</text:p>
            <text:p text:style-name="P6">%</text:p>
          </table:table-cell>
          <table:table-cell table:style-name="Tableau1.G1" office:value-type="string">
            <text:p text:style-name="P6">[langs.trans(TotalHTShort);onformat=decode]</text:p>
            <text:p text:style-name="P9">Euros</text:p>
          </table:table-cell>
        </table:table-row>
        <table:table-row>
          <table:table-cell table:style-name="Tableau1.A2" office:value-type="string">
            <text:p text:style-name="P4">[tab.product_ref;when [tab.product_type]!=9;block=table:table-row]</text:p>
          </table:table-cell>
          <table:table-cell table:style-name="Tableau1.B2" office:value-type="string">
            <text:p text:style-name="P4">[tab.product_label]</text:p>
            <text:p text:style-name="P8">[tab.desc]</text:p>
          </table:table-cell>
          <table:table-cell table:style-name="Tableau1.C2" office:value-type="string">
            <text:p text:style-name="P5">[tab.tva_tx;frm=0 000,00]</text:p>
          </table:table-cell>
          <table:table-cell table:style-name="Tableau1.D2" office:value-type="string">
            <text:p text:style-name="P5">[tab.qty]</text:p>
          </table:table-cell>
          <table:table-cell table:style-name="Tableau1.E2" office:value-type="string">
            <text:p text:style-name="P7">[tab.subprice;frm=0 000,00]</text:p>
          </table:table-cell>
          <table:table-cell table:style-name="Tableau1.F2" office:value-type="string">
            <text:p text:style-name="P5">[tab.remise_percent]</text:p>
          </table:table-cell>
          <table:table-cell table:style-name="Tableau1.G2" office:value-type="string">
            <text:p text:style-name="P7">[tab.total_ht;frm=0 000,00]</text:p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B3" office:value-type="string">
            <text:p text:style-name="P28"/>
          </table:table-cell>
          <table:table-cell table:style-name="Tableau1.C3" office:value-type="string">
            <text:p text:style-name="P28"/>
          </table:table-cell>
          <table:table-cell table:style-name="Tableau1.D3" office:value-type="string">
            <text:p text:style-name="P28"/>
          </table:table-cell>
          <table:table-cell table:style-name="Tableau1.E3" table:number-columns-spanned="2" office:value-type="string">
            <text:p text:style-name="P7">[langs.trans(TotalHTShort);onformat=decode]</text:p>
          </table:table-cell>
          <table:covered-table-cell/>
          <table:table-cell table:style-name="Tableau1.G5" office:value-type="string">
            <text:p text:style-name="P7">[doc.total_ht;frm=0 000,00]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B4" office:value-type="string">
            <text:p text:style-name="P28"/>
          </table:table-cell>
          <table:table-cell table:style-name="Tableau1.C4" office:value-type="string">
            <text:p text:style-name="P28"/>
          </table:table-cell>
          <table:table-cell table:style-name="Tableau1.D4" office:value-type="string">
            <text:p text:style-name="P28"/>
          </table:table-cell>
          <table:table-cell table:style-name="Tableau1.E3" table:number-columns-spanned="2" office:value-type="string">
            <text:p text:style-name="P7">[langs.trans(TotalVAT);onformat=decode] [tva.label;block=table:table-row;frm=0 000,00]</text:p>
          </table:table-cell>
          <table:covered-table-cell/>
          <table:table-cell table:style-name="Tableau1.G5" office:value-type="string">
            <text:p text:style-name="P7">[tva.montant;frm=0 000,00]</text:p>
          </table:table-cell>
        </table:table-row>
        <table:table-row>
          <table:table-cell table:style-name="Tableau1.A5" office:value-type="string">
            <text:p text:style-name="P4"/>
          </table:table-cell>
          <table:table-cell table:style-name="Tableau1.B5" office:value-type="string">
            <text:p text:style-name="P28"/>
          </table:table-cell>
          <table:table-cell table:style-name="Tableau1.C5" office:value-type="string">
            <text:p text:style-name="P28"/>
          </table:table-cell>
          <table:table-cell table:style-name="Tableau1.D5" office:value-type="string">
            <text:p text:style-name="P28"/>
          </table:table-cell>
          <table:table-cell table:style-name="Tableau1.E3" table:number-columns-spanned="2" office:value-type="string">
            <text:p text:style-name="P7">[langs.trans(TotalTTCShort);onformat=decode]</text:p>
          </table:table-cell>
          <table:covered-table-cell/>
          <table:table-cell table:style-name="Tableau1.G5" office:value-type="string">
            <text:p text:style-name="P7"><text:s/>[doc.total_ttc;frm=0 000,00]</text:p>
          </table:table-cell>
        </table:table-row>
      </table:table>
      <text:p text:style-name="P25"/>
      <text:p text:style-name="P26"><text:span text:style-name="T7">[langs.trans(Availability);onformat=decode] : [doc.availability;magnet=text:p]</text:span></text:p>
      <text:p text:style-name="P25">[langs.trans(PaymentConditions);onformat=decode] : [doc.cond_reglement;magnet=text:p]</text:p>
      <text:p text:style-name="P25">[langs.trans(PaymentMode);onformat=decode] : [doc.mode_reglement;magnet=text:p]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family-generic="swiss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normal" officeooo:rsid="00239fde" officeooo:paragraph-rsid="002b4f4a" style:font-name-asian="WenQuanYi Micro Hei1" style:font-size-asian="10pt" style:font-weight-asian="normal" style:font-name-complex="Lohit Hindi2" style:font-size-complex="10pt" style:font-weight-complex="normal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officeooo:paragraph-rsid="002b4f4a" style:font-name-asian="WenQuanYi Micro Hei1" style:font-size-asian="10pt" style:font-weight-asian="bold" style:font-name-complex="Lohit Hindi2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19ceaa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6pt" fo:font-weight="normal" officeooo:paragraph-rsid="0019ceaa" style:font-name-asian="WenQuanYi Micro Hei1" style:font-size-asian="5.25pt" style:font-weight-asian="normal" style:font-name-complex="Lohit Hindi2" style:font-size-complex="6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8pt" officeooo:paragraph-rsid="00221df8" style:font-size-asian="8pt" style:font-size-complex="8pt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10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officeooo:rsid="00239fde"/>
    </style:style>
    <style:style style:name="MT2" style:family="text">
      <style:text-properties officeooo:rsid="0029bc8d"/>
    </style:style>
    <style:style style:name="MT3" style:family="text">
      <style:text-properties officeooo:rsid="0029b10a"/>
    </style:style>
    <style:style style:name="MT4" style:family="text">
      <style:text-properties fo:font-weight="normal" style:font-name-asian="WenQuanYi Micro Hei1" style:font-weight-asian="normal" style:font-name-complex="Lohit Hindi2" style:font-weight-complex="normal"/>
    </style:style>
    <style:style style:name="MT5" style:family="text">
      <style:text-properties fo:font-size="7pt" officeooo:rsid="0038b4a7" style:font-size-complex="7pt"/>
    </style:style>
    <style:style style:name="MT6" style:family="text">
      <style:text-properties fo:font-size="7pt" style:font-size-complex="7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[langs.trans(CommercialProposal);onformat=decode] </text:span>[doc.ref]</text:p>
        <text:p text:style-name="MP3">[langs.trans(RefCustomer);onformat=decode] : [doc.ref_client;magnet=text:p]</text:p>
        <text:p text:style-name="MP4"/>
        <text:p text:style-name="MP5"><text:span text:style-name="MT1">[langs.trans(Date);onformat=decode]</text:span> : [doc.date_fr;magnet=text:p]</text:p>
        <text:p text:style-name="MP6"><text:span text:style-name="MT2">[langs.trans(DateEndPropal);onformat=decode]</text:span> : <text:span text:style-name="MT3">[doc.fin_validite;frm='dd/mm/yyyy';magnet=text:p]</text:span></text:p>
        <text:p text:style-name="MP6"/>
      </style:header>
      <style:footer>
        <text:p text:style-name="MP7"><text:span text:style-name="MT4">[onshow.mysoc.address_nobr;strconv=no] – [onshow.mysoc.zip] [onshow.mysoc.town] – [onshow.mysoc.country]</text:span></text:p>
        <text:p text:style-name="MP8">[langs.trans(PhoneNumber);onformat=decode] : [onshow.mysoc.phone] – [langs.trans(Fax);onformat=decode] : [onshow.mysoc.fax]</text:p>
        <text:p text:style-name="MP9">[onshow.mysoc.email] – [onshow.mysoc.url]</text:p>
        <text:p text:style-name="MP10"><text:s/><text:span text:style-name="MT5">[onshow.mysoc.forme_juridique]</text:span><text:span text:style-name="MT6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7:43:10</meta:creation-date>
    <dc:date>2014-04-14T10:16:27.517948335</dc:date>
    <dc:creator>Geoffrey Girard</dc:creator>
    <meta:editing-duration>PT43M25S</meta:editing-duration>
    <meta:editing-cycles>33</meta:editing-cycles>
    <meta:generator>LibreOffice/4.1.3.2$Linux_X86_64 LibreOffice_project/410m0$Build-2</meta:generator>
    <meta:document-statistic meta:table-count="2" meta:image-count="0" meta:object-count="0" meta:page-count="1" meta:paragraph-count="51" meta:word-count="109" meta:character-count="2393" meta:non-whitespace-character-count="2325"/>
  </office:meta>
</office:document-meta>
</file>